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SansPro" svg:font-family="SourceSansPro, apple-system, BlinkMacSystemFont, 'Segoe UI', Roboto, 'Helvetica Neue', Arial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SourceSansPro" fo:font-size="12pt" fo:letter-spacing="normal" fo:font-style="normal" fo:font-weight="normal"/>
    </style:style>
    <style:style style:name="T1" style:family="text">
      <style:text-properties officeooo:rsid="00078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t</text:p>
      <text:p text:style-name="P1">bg8h6b6ua9e2kdopyvue-mysql.services.clever-cloud.com</text:p>
      <text:p text:style-name="P1"/>
      <text:p text:style-name="P1">Database Name</text:p>
      <text:p text:style-name="P1">bg8h6b6ua9e2kdopyvue</text:p>
      <text:p text:style-name="P1"/>
      <text:p text:style-name="P1">User<text:span text:style-name="T1">Name</text:span></text:p>
      <text:p text:style-name="P1">unvsaijue2rqicyp</text:p>
      <text:p text:style-name="P1"/>
      <text:p text:style-name="P1">Password</text:p>
      <text:p text:style-name="P1">gYYkgZAnsId8cPpT19RS</text:p>
      <text:p text:style-name="P1"/>
      <text:p text:style-name="P1">Port</text:p>
      <text:p text:style-name="P1">3306</text:p>
      <text:p text:style-name="P1"/>
      <text:p text:style-name="P1">Connection URI</text:p>
      <text:p text:style-name="P1">mysql://unvsaijue2rqicyp:gYYkgZAnsId8cPpT19RS@bg8h6b6ua9e2kdopyvue-mysql.services.clever-cloud.com:3306/bg8h6b6ua9e2kdopyv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SansPro" svg:font-family="SourceSansPro, apple-system, BlinkMacSystemFont, 'Segoe UI', Roboto, 'Helvetica Neue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21:00:27.092339996</meta:creation-date>
    <dc:date>2025-08-11T21:03:40.866116639</dc:date>
    <meta:editing-duration>PT3M14S</meta:editing-duration>
    <meta:editing-cycles>1</meta:editing-cycles>
    <meta:document-statistic meta:table-count="0" meta:image-count="0" meta:object-count="0" meta:page-count="1" meta:paragraph-count="12" meta:word-count="14" meta:character-count="287" meta:non-whitespace-character-count="285"/>
    <meta:generator>LibreOffice/24.2.7.2$Linux_X86_64 LibreOffice_project/420$Build-2</meta:generator>
  </office:meta>
</office:document-meta>
</file>